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style:font-name="Arial" fo:font-size="16.1000003814697pt" fo:font-style="normal" fo:font-weight="bold" officeooo:rsid="0012b0f6" style:font-name-asian="SimSun" style:font-size-asian="16.1000003814697pt" style:font-style-asian="normal" style:font-weight-asian="bold" style:font-name-complex="Lucida Sans" style:font-size-complex="16.1000003814697pt" style:font-style-complex="normal" style:font-weight-complex="bold"/>
    </style:style>
    <style:style style:name="P2" style:family="paragraph" style:parent-style-name="Text_20_body">
      <style:paragraph-properties fo:text-align="justify" style:justify-single-word="false"/>
      <style:text-properties style:font-name="Times New Roman" fo:font-size="12pt" fo:font-style="normal" fo:font-weight="normal" officeooo:rsid="002555a3" officeooo:paragraph-rsid="002555a3" style:font-name-asian="SimSun" style:font-size-asian="12pt" style:font-style-asian="normal" style:font-weight-asian="normal" style:font-name-complex="Lucida Sans" style:font-size-complex="12pt" style:font-style-complex="normal" style:font-weight-complex="normal"/>
    </style:style>
    <style:style style:name="P3" style:family="paragraph" style:parent-style-name="Text_20_body" style:list-style-name="L1">
      <style:paragraph-properties fo:text-align="justify" style:justify-single-word="false"/>
      <style:text-properties style:font-name="Times New Roman" fo:font-size="12pt" fo:font-style="normal" fo:font-weight="normal" officeooo:rsid="002555a3" officeooo:paragraph-rsid="002555a3" style:font-name-asian="SimSun" style:font-size-asian="12pt" style:font-style-asian="normal" style:font-weight-asian="normal" style:font-name-complex="Lucida Sans" style:font-size-complex="12pt" style:font-style-complex="normal" style:font-weight-complex="normal"/>
    </style:style>
    <style:style style:name="P4" style:family="paragraph" style:parent-style-name="Title">
      <style:text-properties officeooo:rsid="002555a3" officeooo:paragraph-rsid="002555a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uilding a High Quality Semantic Graph for Linked Science</text:p>
      <text:h text:style-name="P1" text:outline-level="1">Abstract</text:h>
      <text:p text:style-name="P2">Springer Nature SciGraph is a new Linked Open Data platform that aggregates and interlinks various data sources from the scholarly domain. It is part of Springer Nature’s longstanding commitment to advance discovery by publishing robust and insightful research, supporting the development of new areas of knowledge, making ideas and information accessible around the world, and leading the way on open access. </text:p>
      <text:p text:style-name="P2"/>
      <text:p text:style-name="P2">Some of the many benefits Springer Nature SciGraph offers are: </text:p>
      <text:list xml:id="list5220319455205255445" text:style-name="L1">
        <text:list-item>
          <text:p text:style-name="P3">overcoming internal and external content silos in research communities; </text:p>
        </text:list-item>
        <text:list-item>
          <text:p text:style-name="P3">broadening users’ perspective by semantic relations being revealed visually; </text:p>
        </text:list-item>
        <text:list-item>
          <text:p text:style-name="P3">encouraging developers to reuse Springer Nature’s datasets; </text:p>
        </text:list-item>
        <text:list-item>
          <text:p text:style-name="P3">easily accessing high quality content from trusted and reliable sources; </text:p>
        </text:list-item>
        <text:list-item>
          <text:p text:style-name="P3">finding optimal content for analysis and recommendation tools for funders, librarians, conference organizers, etc.; </text:p>
        </text:list-item>
        <text:list-item>
          <text:p text:style-name="P3">increasing the discoverability of publications due to large parts of the datasets being freely accessible (CC BY-NC 4.0 licen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7-09-02T19:50:43.829341976</dc:date>
    <meta:editing-duration>P3DT7H20M31S</meta:editing-duration>
    <meta:editing-cycles>167</meta:editing-cycles>
    <meta:generator>LibreOffice/4.2.8.2$Linux_X86_64 LibreOffice_project/420m0$Build-2</meta:generator>
    <meta:document-statistic meta:table-count="0" meta:image-count="0" meta:object-count="0" meta:page-count="1" meta:paragraph-count="10" meta:word-count="155" meta:character-count="1071" meta:non-whitespace-character-count="925"/>
    <meta:user-defined meta:name="Author_1">Ivelina Nikolova -- ivelina.nikolova@ontotext.com-- Ontotext</meta:user-defined>
    <meta:user-defined meta:name="Keywords">springer nature--scigraph--linked open data--LOD</meta:user-defined>
  </office:meta>
</office:document-meta>
</file>